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30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4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4-05-22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3-08-03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2-07-0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21-11-1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9-06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9-05-2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9-04-0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8-10-1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8-09-28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8-08-2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8-07-2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8-06-18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8-05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8-04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7-11-2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7-10-27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7-09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7-08-0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7-07-14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7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7-04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6-11-22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6-10-03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6-09-12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6-08-01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6-07-1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6-06-0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6-05-10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6-04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12-3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11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10-30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09-30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08-31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07-31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06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05-0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04-24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5-03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4-11-03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4-10-01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4-09-09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4-08-05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4-07-07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4-06-13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4-05-05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12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11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10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09-0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08-0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07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06-04 0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05-0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3-03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12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11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10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09-0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08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07-0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06-1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04-0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2-03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1-10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1-09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1-08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1-07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1-06-0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1-05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1-04-0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1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1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7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200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7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6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9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7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7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6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5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4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3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8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6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6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3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7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6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629</text:p>
          </table:table-cell>
          <table:table-cell office:value-type="string" calcext:value-type="string">
            <text:p>QWTA at Canby, CITY OF CANBY #6</text:p>
          </table:table-cell>
          <table:table-cell office:value-type="string" calcext:value-type="string">
            <text:p>196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18" meta:object-count="0"/>
    <meta:user-defined meta:name="AppVersion">3.0</meta:user-defined>
  </office:meta>
</office:document-meta>
</file>